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21" style:family="table-column">
      <style:table-column-properties fo:break-before="auto" style:column-width="3.4736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3" style:family="table-column">
      <style:table-column-properties fo:break-before="auto" style:column-width="1.1252in"/>
    </style:style>
    <style:style style:name="co24" style:family="table-column">
      <style:table-column-properties fo:break-before="auto" style:column-width="2.0319in"/>
    </style:style>
    <style:style style:name="co27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able-cell-properties fo:wrap-option="no-wrap"/>
      <style:text-properties style:font-name="Courier New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able-cell-properties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100">
      <style:table-cell-properties fo:background-color="#ccff00" fo:wrap-option="no-wrap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/>
    </style:style>
    <style:style style:name="ce30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3" table:default-cell-style-name="ce9"/>
        <table:table-column table:style-name="co2" table:default-cell-style-name="ce8"/>
        <table:table-column table:style-name="co24" table:default-cell-style-name="ce8"/>
        <table:table-column table:style-name="co27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1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31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31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5"/>
          <table:table-cell table:style-name="ce33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27" office:value-type="string">
            <text:p>0x13A466C</text:p>
          </table:table-cell>
          <table:table-cell table:style-name="ce31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1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31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1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1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1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1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1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1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1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3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28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28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5" office:value-type="string">
            <text:p>0x13784D0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D2</text:p>
          </table:table-cell>
          <table:table-cell table:style-name="ce17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D3</text:p>
          </table:table-cell>
          <table:table-cell table:style-name="ce17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4</text:p>
          </table:table-cell>
          <table:table-cell table:style-name="ce17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6</text:p>
          </table:table-cell>
          <table:table-cell table:style-name="ce17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7</text:p>
          </table:table-cell>
          <table:table-cell table:style-name="ce17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9</text:p>
          </table:table-cell>
          <table:table-cell table:style-name="ce17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4EC</text:p>
          </table:table-cell>
          <table:table-cell table:style-name="ce17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1B</text:p>
          </table:table-cell>
          <table:table-cell table:style-name="ce17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24</text:p>
          </table:table-cell>
          <table:table-cell table:style-name="ce17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7"/>
          <table:table-cell table:style-name="ce15" office:value-type="string">
            <text:p>0x1378525</text:p>
          </table:table-cell>
          <table:table-cell table:style-name="ce17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7"/>
          <table:table-cell table:style-name="ce15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7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0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0x137C6A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+0x002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3">
          <table:table-cell table:style-name="ce15" office:value-type="string">
            <text:p>0x137C6E4</text:p>
          </table:table-cell>
          <table:table-cell table:style-name="ce17"/>
          <table:table-cell table:style-name="ce17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5"/>
          <table:table-cell table:style-name="ce17" table:number-columns-repeated="2"/>
          <table:table-cell table:style-name="ce15"/>
          <table:table-cell table:style-name="ce14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[GameStats+0x2C]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Game Options</text:p>
          </table:table-cell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Spee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Pad Vibra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rightnes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Sound Typ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GM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SE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Voice Volum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Blood Leve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0</text:p>
          </table:table-cell>
          <table:table-cell table:style-name="ce17" office:value-type="string">
            <text:p>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1</text:p>
          </table:table-cell>
          <table:table-cell table:style-name="ce17" office:value-type="string">
            <text:p>Normal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5" office:value-type="string">
            <text:p>2</text:p>
          </table:table-cell>
          <table:table-cell table:style-name="ce17" office:value-type="string">
            <text:p>Mil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ption Visib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HUD Visibl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LockOn Auto Swit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Auto avoidance wall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Join Leaderboar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[ptr]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7" office:value-type="string">
            <text:p>Pointer to chardata1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 table:number-rows-repeated="2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29"/>
          <table:table-cell table:style-name="ce2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29"/>
          <table:table-cell table:style-name="ce2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 table:number-rows-repeated="2">
          <table:table-cell table:style-name="ce14" table:number-columns-repeated="1024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30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3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3" table:number-rows-repeated="2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8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3" table:number-rows-repeated="10477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6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1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 table:number-rows-repeated="1048207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10/18/2016</text:date>, <text:time>03:2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0-18T03:29:57.48</dc:date>
    <meta:editing-duration>P9DT21H51M23S</meta:editing-duration>
    <meta:editing-cycles>477</meta:editing-cycles>
    <meta:generator>OpenOffice/4.1.2$Win32 OpenOffice.org_project/412m3$Build-9782</meta:generator>
    <meta:document-statistic meta:table-count="11" meta:cell-count="3004" meta:object-count="0"/>
  </office:meta>
</office:document-meta>
</file>